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6pt" fo:font-weight="bold" officeooo:rsid="0000eb6e" officeooo:paragraph-rsid="0000eb6e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 officeooo:rsid="0000eb6e" officeooo:paragraph-rsid="0000eb6e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Calibri" officeooo:rsid="0000eb6e" officeooo:paragraph-rsid="0000eb6e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4pt" fo:font-weight="bold" officeooo:rsid="0000eb6e" officeooo:paragraph-rsid="0000eb6e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4pt" fo:font-weight="bold" officeooo:rsid="0000eb6e" officeooo:paragraph-rsid="0000eb6e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4pt" fo:font-weight="bold" officeooo:rsid="0000eb6e" officeooo:paragraph-rsid="0000eb6e" style:font-size-asian="12.25pt" style:font-weight-asian="bold" style:font-size-complex="14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Calibri" officeooo:rsid="0006bcae" officeooo:paragraph-rsid="0006bcae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Calibri" fo:font-size="12pt" fo:font-weight="normal" officeooo:rsid="0002f32d" officeooo:paragraph-rsid="0002f32d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Calibri" fo:font-size="12pt" fo:font-weight="normal" officeooo:rsid="0000eb6e" officeooo:paragraph-rsid="0000eb6e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2pt" fo:font-weight="normal" officeooo:rsid="0000eb6e" officeooo:paragraph-rsid="0000eb6e" style:font-size-asian="12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Calibri" fo:font-size="12pt" fo:font-weight="normal" officeooo:rsid="0000eb6e" officeooo:paragraph-rsid="0000eb6e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Calibri" fo:font-size="12pt" fo:font-weight="normal" officeooo:rsid="0003b1d1" officeooo:paragraph-rsid="0003b1d1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Calibri" fo:font-size="12pt" fo:font-weight="normal" officeooo:rsid="000de95c" officeooo:paragraph-rsid="000de95c" style:font-size-asian="12pt" style:font-weight-asian="normal" style:font-size-complex="12pt" style:font-weight-complex="normal"/>
    </style:style>
    <style:style style:name="T1" style:family="text">
      <style:text-properties officeooo:rsid="0004f977"/>
    </style:style>
    <style:style style:name="T2" style:family="text">
      <style:text-properties officeooo:rsid="000c6dc8"/>
    </style:style>
    <style:style style:name="T3" style:family="text">
      <style:text-properties officeooo:rsid="000e1aa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MAIN ASSUMPTIONS</text:p>
      <text:p text:style-name="P2"/>
      <text:p text:style-name="P4">Data4Help</text:p>
      <text:list xml:id="list272762497" text:style-name="L1">
        <text:list-item>
          <text:p text:style-name="P3">The identification (fiscal code, social security number) and the secondary data (attributes) given by the individual during the registration are correct.</text:p>
        </text:list-item>
        <text:list-item>
          <text:p text:style-name="P3">Individuals always have a device with <text:span text:style-name="T2">them</text:span> so that <text:span text:style-name="T2">they</text:span> <text:span text:style-name="T2">will</text:span> be <text:span text:style-name="T2">properly</text:span> monitored.</text:p>
        </text:list-item>
        <text:list-item>
          <text:p text:style-name="P3">The location of individuals is acquired using GPS technology.</text:p>
        </text:list-item>
        <text:list-item>
          <text:p text:style-name="P7">Devices use<text:span text:style-name="T2">d</text:span> to monitor individuals always work and report the correct value<text:span text:style-name="T2">s</text:span>.</text:p>
        </text:list-item>
      </text:list>
      <text:p text:style-name="P5"/>
      <text:p text:style-name="P4">AutomatedSOS</text:p>
      <text:list xml:id="list2022896587" text:style-name="L2">
        <text:list-item>
          <text:p text:style-name="P8">All devices use<text:span text:style-name="T1">d</text:span> to monitor the health of the individual always work and report the correct values.</text:p>
        </text:list-item>
        <text:list-item>
          <text:p text:style-name="P8">The ambulance successfully reach the location of the individual.</text:p>
        </text:list-item>
        <text:list-item>
          <text:p text:style-name="P13">The ambulance always get to the location in the minimum amount of time.</text:p>
        </text:list-item>
        <text:list-item>
          <text:p text:style-name="P13">As soon as the parameters get below the threshold, the ambulance gets notified</text:p>
        </text:list-item>
        <text:list-item>
          <text:p text:style-name="P9"/>
        </text:list-item>
      </text:list>
      <text:p text:style-name="P10"/>
      <text:p text:style-name="P6">Track4Run</text:p>
      <text:list xml:id="list2677751543" text:style-name="L3">
        <text:list-item>
          <text:p text:style-name="P12">The path defined by the organizer actually exist</text:p>
        </text:list-item>
        <text:list-item>
          <text:p text:style-name="P12">If an athlete enroll to a run then he <text:span text:style-name="T3">also participates</text:span> to the run.</text:p>
        </text:list-item>
        <text:list-item>
          <text:p text:style-name="P12">All athletes have their tracking devices with them for the entire duration of the run.</text:p>
        </text:list-item>
        <text:list-item>
          <text:p text:style-name="P12"><text:span text:style-name="T3">A</text:span>thletes <text:span text:style-name="T3">never</text:span> go out of the <text:span text:style-name="T3">defined</text:span> path defined.</text:p>
        </text:list-item>
        <text:list-item>
          <text:p text:style-name="P11">e</text:p>
        </text:list-item>
        <text:list-item>
          <text:p text:style-name="P11">f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18-10-20T21:29:10.245000000</dc:date>
    <meta:editing-duration>PT36M29S</meta:editing-duration>
    <meta:editing-cycles>9</meta:editing-cycles>
    <meta:document-statistic meta:table-count="0" meta:image-count="0" meta:object-count="0" meta:page-count="1" meta:paragraph-count="19" meta:word-count="176" meta:character-count="1018" meta:non-whitespace-character-count="875"/>
  </office:meta>
</office:document-meta>
</file>